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iostream&gt;</text:p>
      <text:p text:style-name="Standard">using namespace std;</text:p>
      <text:p text:style-name="Standard">void main()</text:p>
      <text:p text:style-name="Standard">{cout&lt;&lt;”Whatevs”;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8T10:03:18.22</meta:creation-date>
    <dc:date>2017-01-28T10:42:22.94</dc:date>
    <meta:editing-duration>PT1M1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4" meta:word-count="7" meta:character-count="67"/>
  </office:meta>
</office:document-meta>
</file>